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brand-font" svg:font-family="'var brand-font'"/>
    <style:font-face style:name="var mono-font" svg:font-family="'var mono-font'"/>
  </office:font-face-decls>
  <office:automatic-styles>
    <style:style style:name="P1" style:family="paragraph" style:parent-style-name="Heading_20_1">
      <style:paragraph-properties fo:margin-left="0in" fo:margin-right="0in" fo:orphans="1" fo:text-indent="0in" style:auto-text-indent="false"/>
    </style:style>
    <style:style style:name="P2" style:family="paragraph" style:parent-style-name="Heading_20_2">
      <style:paragraph-properties fo:margin-left="0in" fo:margin-right="0in" fo:line-height="130%" fo:orphans="2" fo:widows="2" fo:text-indent="0in" style:auto-text-indent="false"/>
      <style:text-properties fo:font-variant="normal" fo:text-transform="none" fo:color="#000000" loext:opacity="100%" style:font-name="var brand-font" fo:font-size="12pt" fo:letter-spacing="normal" fo:font-style="normal" fo:font-weight="bold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50%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3" style:family="paragraph" style:parent-style-name="Text_20_body" style:list-style-name="L6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4" style:family="paragraph" style:parent-style-name="Text_20_body" style:list-style-name="L7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5" style:family="paragraph" style:parent-style-name="Text_20_body" style:list-style-name="L8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e36209" loext:opacity="100%" style:font-name="var mono-font" fo:font-size="12pt" fo:letter-spacing="normal" fo:font-style="normal" fo:font-weight="normal" loext:padding="0.0193in" loext:border="0.06pt solid #000000"/>
    </style:style>
    <style:style style:name="T2" style:family="text">
      <style:text-properties fo:font-variant="normal" fo:text-transform="none" fo:color="#000000" loext:opacity="100%" style:font-name="var mono-font" fo:font-size="12pt" fo:letter-spacing="normal" fo:font-style="normal" fo:font-weight="normal" loext:padding="0.0193in" loext:border="0.06pt solid #000000"/>
    </style:style>
    <style:style style:name="T3" style:family="text">
      <style:text-properties fo:font-variant="normal" fo:text-transform="none" fo:color="#000000" loext:opacity="100%" style:font-name="Inter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move XFCE, Install LXQT</text:h>
      <text:p text:style-name="P4">To completely remove XFCE, you’ll need to uninstall the XFCE packages and their dependencies. Here are the steps:</text:p>
      <text:list text:style-name="L1">
        <text:list-item>
          <text:p text:style-name="P7">Open a terminal and run the following command:</text:p>
        </text:list-item>
      </text:list>
      <text:p text:style-name="P3"><text:span text:style-name="Source_20_Text"><text:span text:style-name="T1">sudo</text:span></text:span><text:span text:style-name="Source_20_Text"><text:span text:style-name="T2"> apt purge xfce4*</text:span></text:span></text:p>
      <text:p text:style-name="P5">This will remove the XFCE desktop environment and its associated packages.</text:p>
      <text:list text:style-name="L2">
        <text:list-item>
          <text:p text:style-name="P8">Run the following command to remove any remaining dependencies:</text:p>
        </text:list-item>
      </text:list>
      <text:p text:style-name="P3"><text:span text:style-name="Source_20_Text"><text:span text:style-name="T1">sudo</text:span></text:span><text:span text:style-name="Source_20_Text"><text:span text:style-name="T2"> apt autoremove</text:span></text:span></text:p>
      <text:p text:style-name="P5">This will purge any unused dependencies that were installed alongside XFCE.</text:p>
      <text:h text:style-name="P2" text:outline-level="2">Installing LXQT</text:h>
      <text:p text:style-name="P5">To install LXQT, follow these steps:</text:p>
      <text:list text:style-name="L3">
        <text:list-item>
          <text:p text:style-name="P9">Update your package list:</text:p>
        </text:list-item>
      </text:list>
      <text:p text:style-name="P3"><text:span text:style-name="Source_20_Text"><text:span text:style-name="T1">sudo</text:span></text:span><text:span text:style-name="Source_20_Text"><text:span text:style-name="T2"> apt update</text:span></text:span></text:p>
      <text:list text:style-name="L4">
        <text:list-item>
          <text:p text:style-name="P10">Install the LXQT desktop environment and its dependencies:</text:p>
        </text:list-item>
      </text:list>
      <text:p text:style-name="P3"><text:span text:style-name="Source_20_Text"><text:span text:style-name="T1">sudo</text:span></text:span><text:span text:style-name="Source_20_Text"><text:span text:style-name="T2"> apt install task-lxqt-desktop</text:span></text:span></text:p>
      <text:p text:style-name="P5">This will install LXQT and its required packages.</text:p>
      <text:h text:style-name="P2" text:outline-level="2">Configuring LXQT</text:h>
      <text:p text:style-name="P5">After installation, you’ll need to configure LXQT as your default desktop environment. To do this:</text:p>
      <text:list text:style-name="L5">
        <text:list-item>
          <text:p text:style-name="P11">Log out of your current session or restart your system.</text:p>
        </text:list-item>
        <text:list-item>
          <text:p text:style-name="P12">At the login screen, select LXQT as your desktop environment.</text:p>
        </text:list-item>
      </text:list>
      <text:h text:style-name="P2" text:outline-level="2">Verify LXQT Installation</text:h>
      <text:p text:style-name="P5">To confirm that LXQT is installed and set as your default desktop environment:</text:p>
      <text:list text:style-name="L6">
        <text:list-item>
          <text:p text:style-name="P16"><text:span text:style-name="T3">Run the command </text:span><text:span text:style-name="Source_20_Text"><text:span text:style-name="T2">neofetch</text:span></text:span><text:span text:style-name="T3"> to display system information, including the desktop environment.</text:span></text:p>
        </text:list-item>
        <text:list-item>
          <text:p text:style-name="P13"><text:soft-page-break/>Verify that LXQT is listed as your current desktop environment.</text:p>
        </text:list-item>
      </text:list>
      <text:h text:style-name="P2" text:outline-level="2">Removing LXQT (optional)</text:h>
      <text:p text:style-name="P5">If you decide you no longer want to use LXQT, you can remove it and its dependencies using the following commands:</text:p>
      <text:list text:style-name="L7">
        <text:list-item>
          <text:p text:style-name="P14">Purge LXQT packages:</text:p>
        </text:list-item>
      </text:list>
      <text:p text:style-name="P3"><text:span text:style-name="Source_20_Text"><text:span text:style-name="T1">sudo</text:span></text:span><text:span text:style-name="Source_20_Text"><text:span text:style-name="T2"> apt purge lxqt*</text:span></text:span></text:p>
      <text:list text:style-name="L8">
        <text:list-item>
          <text:p text:style-name="P15">Remove remaining dependencies:</text:p>
        </text:list-item>
      </text:list>
      <text:p text:style-name="P3"><text:span text:style-name="Source_20_Text"><text:span text:style-name="T1">sudo</text:span></text:span><text:span text:style-name="Source_20_Text"><text:span text:style-name="T2"> apt autoremove</text:span></text:span></text:p>
      <text:p text:style-name="P5">Remember to restart your system after removing LXQT to ensure the changes take effect.</text:p>
      <text:p text:style-name="P6">Note: The above instructions assume you’re using a Debian-based distribution (e.g., Ubuntu). If you’re using a different Linux distribution, the package management commands may var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brand-font" svg:font-family="'var brand-font'"/>
    <style:font-face style:name="var mono-font" svg:font-family="'var mono-font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20:20:18.486559400</meta:creation-date>
    <dc:date>2024-11-05T20:25:38.693461046</dc:date>
    <meta:editing-duration>PT5M27S</meta:editing-duration>
    <meta:editing-cycles>1</meta:editing-cycles>
    <meta:document-statistic meta:table-count="0" meta:image-count="0" meta:object-count="0" meta:page-count="2" meta:paragraph-count="31" meta:word-count="264" meta:character-count="1668" meta:non-whitespace-character-count="1445"/>
    <meta:generator>LibreOffice/24.2.6.2$Linux_X86_64 LibreOffice_project/420$Build-2</meta:generator>
  </office:meta>
</office:document-meta>
</file>